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style:font-size-complex="13pt"/>
    </style:style>
    <style:style style:name="P8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1pt" style:font-size-asian="11pt" style:font-size-complex="11pt"/>
    </style:style>
    <style:style style:name="P9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font-size-complex="13pt"/>
    </style:style>
    <style:style style:name="T4" style:family="text">
      <style:text-properties style:font-size-complex="22pt"/>
    </style:style>
    <style:style style:name="T5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4">« Conception et développement d’un système de modélisation biologique</text:p>
      <text:p text:style-name="P4">et d’outils d’analyses associés »</text:p>
      <text:p text:style-name="P5"/>
      <text:p text:style-name="P1">L’objectif est de créer un logiciel informatique de simulation à base d’agents modélisant un système biologique (ensemble de cellules, d’animaux, de plantes…) et leurs interactions au sein d’un environnement. </text:p>
      <text:list xml:id="list3230646748" text:style-name="WW8Num1">
        <text:list-item>
          <text:p text:style-name="P2">définition des agents et de leurs propriétés, ainsi que l’environnement hôte (cellules en cultures dans des boites de Pétri, plantes et animaux dans une serre…)</text:p>
        </text:list-item>
        <text:list-item>
          <text:p text:style-name="P2">outils d’analyses du modèle (dans sa globalité) et des éléments du modèle (milieu, agents, propriétés respectives…)</text:p>
        </text:list-item>
      </text:list>
      <text:p text:style-name="P1"/>
      <text:p text:style-name="P1">Outils à construire autour de la modélisation : </text:p>
      <text:p text:style-name="P1"><text:tab/><text:span text:style-name="T1">Interaction avec les agents de la simulation</text:span></text:p>
      <text:p text:style-name="P1"><text:tab/><text:tab/>Au sein de l’environnement, ou avec celui-ci (outils d’extractions, d’introduction, d’analyses automatique en son sein). </text:p>
      <text:p text:style-name="P1"><text:tab/><text:tab/>Hors environnement : </text:p>
      <text:p text:style-name="P1"><text:tab/><text:tab/><text:tab/>Analyse distincte des agents et de leurs composantes et propriétés</text:p>
      <text:p text:style-name="P1"><text:tab/><text:tab/><text:tab/>Modifications des agents, croisement de leurs propriétés</text:p>
      <text:p text:style-name="P1"><text:tab/><text:span text:style-name="T1">Outils globaux d’analyse</text:span>, impact sur le déroulement de la simulation, indications sur des éléments pertinents. Ces outils sont à intégrer au logiciel principal de modélisation. </text:p>
      <text:p text:style-name="P1"/>
      <text:p text:style-name="P1"/>
      <text:p text:style-name="P6">Tâches pour le développeur / stagiaire : </text:p>
      <text:p text:style-name="P1"><text:tab/>Bibliographie et orientation des choix de conception et d’implémentation</text:p>
      <text:p text:style-name="P1"><text:tab/>Langage de développement (de préférence objet : JAVA, C++…</text:p>
      <text:p text:style-name="P1"><text:tab/>Choix des propriétés des éléments au sein du ou des modèles implémentés</text:p>
      <text:p text:style-name="P1"><text:tab/><text:tab/>Agents (comportement, génétique, interactions)</text:p>
      <text:p text:style-name="P1"><text:tab/><text:tab/>Environnement (propriétés internes, support des agents)</text:p>
      <text:p text:style-name="P1"><text:tab/><text:tab/>Outils d’interaction et outils d’analyse globale</text:p>
      <text:p text:style-name="P1"><text:tab/>Résultats obtenus : exemples</text:p>
      <text:p text:style-name="P1"/>
      <text:p text:style-name="P6">Quelques articles : </text:p>
      <text:p text:style-name="P1"><text:tab/>Creatures: Artificial Life Autonomous Software Agents for Home Entertainment, S.Grand, D.Cliff, A.Malhotra , Millenium Interactive, 1996</text:p>
      <text:p text:style-name="P1">http://citeseer.ist.psu.edu/grand96creatures.html</text:p>
      <text:p text:style-name="P1"/>
      <text:p text:style-name="P1"><text:tab/><text:span text:style-name="T3">On the gradual evolution of complexity and the sudden emergence of complex features. Ofria C, </text:span><text:a xlink:type="simple" xlink:href="http://www.ncbi.nlm.nih.gov/sites/entrez?Db=pubmed&amp;Cmd=Search&amp;Term=%22Huang%20W%22%5BAuthor%5D&amp;itool=EntrezSystem2.PEntrez.Pubmed.Pubmed_ResultsPanel.Pubmed_DiscoveryPanel.Pubmed_RVAbstractPlus" text:style-name="Internet_20_link" text:visited-style-name="Visited_20_Internet_20_Link"><text:span text:style-name="T3">Huang W</text:span></text:a><text:span text:style-name="T3">, </text:span><text:a xlink:type="simple" xlink:href="http://www.ncbi.nlm.nih.gov/sites/entrez?Db=pubmed&amp;Cmd=Search&amp;Term=%22Torng%20E%22%5BAuthor%5D&amp;itool=EntrezSystem2.PEntrez.Pubmed.Pubmed_ResultsPanel.Pubmed_DiscoveryPanel.Pubmed_RVAbstractPlus" text:style-name="Internet_20_link" text:visited-style-name="Visited_20_Internet_20_Link"><text:span text:style-name="T3">Torng E</text:span></text:a><text:span text:style-name="T3">. Artificial Life, 2008 14(3) :255-263</text:span></text:p>
      <text:p text:style-name="P7">http://www.ncbi.nlm.nih.gov/pubmed/18489251</text:p>
      <text:p text:style-name="P7"/>
      <text:p text:style-name="P7"><text:tab/>The emergence of overlapping scale-free genetic architecture in digital organisms. Gerlee P, Lundh T. Artificial Life, 2008 14(3) : 265-275</text:p>
      <text:p text:style-name="P7">http://www.ncbi.nlm.nih.gov/pubmed/18489248</text:p>
      <text:p text:style-name="P7"/>
      <text:p text:style-name="P3"><text:span text:style-name="T3"><text:tab/></text:span><text:span text:style-name="T4">Multi-agent systems in epidemiology: a first step for computational biology in the study of vector-borne disease transmission. </text:span><text:span text:style-name="T5">Benjamin Roche , Jean-Francois Guegan <text:s/>and Francois Bousquet BMC Bioinformatics 2008, <text:s/>9:435</text:span></text:p>
      <text:p text:style-name="P8">http://www.biomedcentral.com/1471-2105/9/435/abstrac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text-align="justify" style:justify-single-word="false" fo:hyphenation-ladder-count="no-limit"/>
      <style:text-properties fo:font-size="14pt" style:letter-kerning="true" style:font-size-asian="14pt" style:font-name-complex="Arial" style:font-family-complex="Arial" style:font-family-generic-complex="swiss" style:font-pitch-complex="variable" style:language-complex="ar" style:country-complex="SA" style:font-style-complex="italic" fo:hyphenate="false" fo:hyphenation-remain-char-count="2" fo:hyphenation-push-char-count="2" loext:hyphenation-no-caps="false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position de stage en freelance (17 novembre 2008)</dc:title>
    <meta:creation-date>2008-11-17T15:23:00</meta:creation-date>
    <dc:creator>Amael Assour</dc:creator>
    <dc:date>2008-11-20T18:57:00</dc:date>
    <meta:editing-cycles>13</meta:editing-cycles>
    <meta:editing-duration>PT19M</meta:editing-duration>
    <meta:document-statistic meta:table-count="0" meta:image-count="0" meta:object-count="0" meta:page-count="1" meta:paragraph-count="29" meta:word-count="314" meta:character-count="2416" meta:non-whitespace-character-count="2098"/>
    <meta:generator>LibreOffice/6.4.6.2$Linux_X86_64 LibreOffice_project/40$Build-2</meta:generator>
  </office:meta>
</office:document-meta>
</file>